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689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2.50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office:value-type="string" calcext:value-type="string">
            <text:p>Mod 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Typ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mt 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Def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3" office:value-type="string" calcext:value-type="string">
            <text:p>AsyncFunctionDef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async def sleep(): <text:s text:c="4"/>print(f'Time: {time.time() - start:.2f}') <text:s text:c="4"/>await asyncio.sleep(1)</text:p>
          </table:table-cell>
        </table:table-row>
        <table:table-row table:style-name="ro1">
          <table:table-cell office:value-type="string" calcext:value-type="string">
            <text:p>ClassDef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dummy</text:p>
          </table:table-cell>
          <table:table-cell/>
        </table:table-row>
        <table:table-row table:style-name="ro1">
          <table:table-cell office:value-type="string" calcext:value-type="string">
            <text:p>Assign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AugAssign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AnnAssign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3" office:value-type="string" calcext:value-type="string">
            <text:p>AsyncFor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async for f in feature_objects: <text:s text:c="4"/>data = await f <text:s text:c="4"/>with open("file", "w") as fi: <text:s text:c="8"/>fi.write()</text:p>
          </table:table-cell>
        </table:table-row>
        <table:table-row table:style-name="ro1">
          <table:table-cell office:value-type="string" calcext:value-type="string">
            <text:p>Whil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string" calcext:value-type="string">
            <text:p>Wit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3" office:value-type="string" calcext:value-type="string">
            <text:p>AsyncWith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async with open("file", "w") as fi:</text:p>
          </table:table-cell>
        </table:table-row>
        <table:table-row table:style-name="ro1">
          <table:table-cell table:style-name="ce4" office:value-type="string" calcext:value-type="string">
            <text:p>Match</text:p>
          </table:table-cell>
          <table:table-cell office:value-type="string" calcext:value-type="string">
            <text:p>MISSING → ab Python 3.10</text:p>
          </table:table-cell>
          <table:table-cell office:value-type="string" calcext:value-type="string">
            <text:p>def http_error(status): <text:s text:c="4"/>match status: <text:s text:c="8"/>case 400: <text:s text:c="12"/>return "Bad request" <text:s text:c="8"/>case 404: <text:s text:c="12"/>return "Not found" <text:s text:c="8"/>case 418: <text:s text:c="12"/>return "I'm a teapot" <text:s text:c="8"/>case _: <text:s text:c="12"/>return "Something's wrong with the internet" </text:p>
          </table:table-cell>
        </table:table-row>
        <table:table-row table:style-name="ro1">
          <table:table-cell office:value-type="string" calcext:value-type="string">
            <text:p>Rais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aise ValueError(f"Invalid input file: {FLAGS.input}.") from x</text:p>
          </table:table-cell>
        </table:table-row>
        <table:table-row table:style-name="ro1">
          <table:table-cell office:value-type="string" calcext:value-type="string">
            <text:p>Try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ry: <text:s text:c="2"/>result = x / y except ZeroDivisionError: <text:s text:c="2"/>print("division by zero!") else: <text:s text:c="2"/>print("result is", result) finally: <text:s text:c="2"/>print("executing finally clause")</text:p>
          </table:table-cell>
        </table:table-row>
        <table:table-row table:style-name="ro1">
          <table:table-cell office:value-type="string" calcext:value-type="string">
            <text:p>Assert</text:p>
          </table:table-cell>
          <table:table-cell office:value-type="string" calcext:value-type="string">
            <text:p>dummy</text:p>
          </table:table-cell>
          <table:table-cell/>
        </table:table-row>
        <table:table-row table:style-name="ro1">
          <table:table-cell office:value-type="string" calcext:value-type="string">
            <text:p>Import</text:p>
          </table:table-cell>
          <table:table-cell office:value-type="string" calcext:value-type="string">
            <text:p>dummy</text:p>
          </table:table-cell>
          <table:table-cell/>
        </table:table-row>
        <table:table-row table:style-name="ro1">
          <table:table-cell table:style-name="Default" office:value-type="string" calcext:value-type="string">
            <text:p>ImportFrom</text:p>
          </table:table-cell>
          <table:table-cell office:value-type="string" calcext:value-type="string">
            <text:p>dummy</text:p>
          </table:table-cell>
          <table:table-cell/>
        </table:table-row>
        <table:table-row table:style-name="ro1">
          <table:table-cell table:style-name="ce5" office:value-type="string" calcext:value-type="string">
            <text:p>Globa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global fruit, apple</text:p>
          </table:table-cell>
        </table:table-row>
        <table:table-row table:style-name="ro1">
          <table:table-cell table:style-name="ce3" office:value-type="string" calcext:value-type="string">
            <text:p>Nonloca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nonlocal aa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Pass | Break | Continue</text:p>
          </table:table-cell>
          <table:table-cell office:value-type="string" calcext:value-type="string">
            <text:p>dummy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pr 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lOp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print("Hi" and "hello" or "ciao" or x)</text:p>
          </table:table-cell>
        </table:table-row>
        <table:table-row table:style-name="ro1">
          <table:table-cell table:style-name="ce3" office:value-type="string" calcext:value-type="string">
            <text:p>NamedExpr</text:p>
          </table:table-cell>
          <table:table-cell office:value-type="string" calcext:value-type="string">
            <text:p>done</text:p>
          </table:table-cell>
          <table:table-cell table:style-name="ce6" office:value-type="string" calcext:value-type="string">
            <text:p>while (command := input("&gt; ")) != "quit":</text:p>
          </table:table-cell>
        </table:table-row>
        <table:table-row table:style-name="ro1">
          <table:table-cell office:value-type="string" calcext:value-type="string">
            <text:p>BinOp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UnaryOp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Lambda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fExp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argv = [] if 2 else sys.argv[1:]</text:p>
          </table:table-cell>
        </table:table-row>
        <table:table-row table:style-name="ro1">
          <table:table-cell office:value-type="string" calcext:value-type="string">
            <text:p>Dic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param_dist = { <text:s text:c="4"/>"criterion": [2, 2], <text:s text:c="4"/>"max_features": randint(1, 11), <text:s text:c="4"/>"min_samples_split": randint(2, 11), <text:s text:c="4"/>"bootstrap": [True, False], <text:s text:c="4"/>"criterion": ["gini", "entropy"] }</text:p>
          </table:table-cell>
        </table:table-row>
        <table:table-row table:style-name="ro1">
          <table:table-cell table:style-name="ce3" office:value-type="string" calcext:value-type="string">
            <text:p>Se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basket = {'apple', 'orange', 'apple', 'pear', 'orange', 'banana'}</text:p>
          </table:table-cell>
        </table:table-row>
        <table:table-row table:style-name="ro1">
          <table:table-cell office:value-type="string" calcext:value-type="string">
            <text:p>ListComp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a = [i for i in range(100) if i &gt; 10 if i &lt; 50]</text:p>
          </table:table-cell>
        </table:table-row>
        <table:table-row table:style-name="ro1">
          <table:table-cell table:style-name="ce3" office:value-type="string" calcext:value-type="string">
            <text:p>SetComp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a = {x for x in 'abracadabra' if x not in 'abc'}</text:p>
          </table:table-cell>
        </table:table-row>
        <table:table-row table:style-name="ro1">
          <table:table-cell table:style-name="ce3" office:value-type="string" calcext:value-type="string">
            <text:p>DictComp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new_dict_comp = {1:n**2 for n in numbers if n%2 == 0}</text:p>
          </table:table-cell>
        </table:table-row>
        <table:table-row table:style-name="ro1">
          <table:table-cell office:value-type="string" calcext:value-type="string">
            <text:p>GeneratorExp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3" office:value-type="string" calcext:value-type="string">
            <text:p>Awai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await asyncio.sleep(1)</text:p>
          </table:table-cell>
        </table:table-row>
        <table:table-row table:style-name="ro1">
          <table:table-cell office:value-type="string" calcext:value-type="string">
            <text:p>Yiel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3" office:value-type="string" calcext:value-type="string">
            <text:p>YieldFro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ompar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FormattedValu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print(f"{time() - t0:0.3f}") plt.title(f"Quantized image ({n_colors} colors, K-Means)") print(f"done in {time() - t0:0.3f}s.")</text:p>
          </table:table-cell>
        </table:table-row>
        <table:table-row table:style-name="ro1">
          <table:table-cell office:value-type="string" calcext:value-type="string">
            <text:p>JoinedStr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-&gt; FormattedValue</text:p>
          </table:table-cell>
        </table:table-row>
        <table:table-row table:style-name="ro1">
          <table:table-cell office:value-type="string" calcext:value-type="string">
            <text:p>Constan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string" calcext:value-type="string">
            <text:p>Subscrip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 text:c="4"/>[ <text:s text:c="8"/>results[2]["time"], <text:s text:c="4"/>], <text:s text:c="4"/>[ <text:s text:c="8"/>results["LSVM"]["score"], <text:s text:c="4"/>],</text:p>
          </table:table-cell>
        </table:table-row>
        <table:table-row table:style-name="ro1">
          <table:table-cell table:style-name="Default" office:value-type="string" calcext:value-type="string">
            <text:p>Starred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np.random.rand(*shape).astype(np.float32)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Tupl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lic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pr_context = Load | Store | 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lop = And | Or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-&gt; BoolOp</text:p>
          </table:table-cell>
        </table:table-row>
        <table:table-row table:style-name="ro2">
          <table:table-cell office:value-type="string" calcext:value-type="string">
            <text:p>operator = Add | Sub | Mult | MatMult | Div | Mod | Pow | Lshift | RShift | BitOr | BitXor | BitAnd | FloorDiv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-&gt; BinOp</text:p>
          </table:table-cell>
        </table:table-row>
        <table:table-row table:style-name="ro1">
          <table:table-cell office:value-type="string" calcext:value-type="string">
            <text:p>unaryop = Invert | Not | UAdd | Usub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-&gt; UnaryOp</text:p>
          </table:table-cell>
        </table:table-row>
        <table:table-row table:style-name="ro1">
          <table:table-cell office:value-type="string" calcext:value-type="string">
            <text:p>cmpop = Eq | NotEq | Lt | LtE | Gt | GtE | Is | IsNot | In | NotIn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omprehension = (expr target, expr iter, expr* ifs, int is_async)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-&gt; ListComp</text:p>
          </table:table-cell>
        </table:table-row>
        <table:table-row table:style-name="ro3">
          <table:table-cell office:value-type="string" calcext:value-type="string">
            <text:p>excepthandler = ExceptHandler(expr? type, identifier? name, stmt* body)</text:p>
            <text:p>                Attributes (int lineno, int col_offset, int? end_lineno, int? end_col_offset)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except Exception as inst: <text:s text:c="2"/>print(type(inst))</text:p>
          </table:table-cell>
        </table:table-row>
        <table:table-row table:style-name="ro2">
          <table:table-cell office:value-type="string" calcext:value-type="string">
            <text:p>arguments = (arg* posonlyargs, arg* args, arg? vararg, arg* kwonlyargs,</text:p>
            <text:p>                 expr* kw_defaults, arg? kwarg, expr* defaults)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4">
          <table:table-cell office:value-type="string" calcext:value-type="string">
            <text:p>arg = (identifier arg, expr? annotation, string? type_comment)</text:p>
            <text:p>           attributes (int lineno, int col_offset, int? end_lineno, int? end_col_offset)</text:p>
            <text:p/>
          </table:table-cell>
          <table:table-cell office:value-type="string" calcext:value-type="string">
            <text:p>done?!</text:p>
          </table:table-cell>
          <table:table-cell office:value-type="string" calcext:value-type="string">
            <text:p>-&gt; arguments?!</text:p>
          </table:table-cell>
        </table:table-row>
        <table:table-row table:style-name="ro3">
          <table:table-cell office:value-type="string" calcext:value-type="string">
            <text:p>keyword = (identifier? arg, expr value)</text:p>
            <text:p>               attributes (int lineno, int col_offset, int? end_lineno, int? end_col_offset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ias = (identifier name, identifier? asname)</text:p>
            <text:p>             attributes (int lineno, int col_offset, int? end_lineno, int? end_col_offse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item = (expr context_expr, expr? optional_vars)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match_case = (pattern pattern, expr? guard, stmt* body)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pattern = MatchValue(expr value)</text:p>
            <text:p>            | MatchSingleton(constant value)</text:p>
            <text:p>            | MatchSequence(pattern* patterns)</text:p>
            <text:p>            | MatchMapping(expr* keys, pattern* patterns, identifier? rest)</text:p>
            <text:p>            | MatchClass(expr cls, pattern* patterns, identifier* kwd_attrs, pattern* kwd_patterns)</text:p>
            <text:p/>
            <text:p>            | MatchStar(identifier? name)</text:p>
            <text:p>            -- The optional "rest" MatchMapping parameter handles capturing extra mapping keys</text:p>
            <text:p/>
            <text:p>            | MatchAs(pattern? pattern, identifier? name)</text:p>
            <text:p>            | MatchOr(pattern* patterns)</text:p>
            <text:p/>
            <text:p>             attributes (int lineno, int col_offset, int end_lineno, int end_col_offse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_ignore = TypeIgnore(int lineno, string tag)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Check deprecated Versions in doc: e.g. Index, ExtSlice</text:p>
          </table:table-cell>
          <table:table-cell table:number-columns-repeated="2"/>
        </table:table-row>
        <table:table-row table:style-name="ro1" table:number-rows-repeated="2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3">00/00/0000</text:date>, <text:time style:data-style-name="N2" text:time-value="15:36:20.1934784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0T20:26:08.686320938</meta:creation-date>
    <dc:date>2022-01-03T20:40:04.206391699</dc:date>
    <meta:editing-duration>PT12M9S</meta:editing-duration>
    <meta:editing-cycles>3</meta:editing-cycles>
    <meta:generator>LibreOffice/6.4.7.2$Linux_X86_64 LibreOffice_project/40$Build-2</meta:generator>
    <meta:document-statistic meta:table-count="1" meta:cell-count="164" meta:object-count="0"/>
  </office:meta>
</office:document-meta>
</file>